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JetBrains Mono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JetBrains Mono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babed8" loext:opacity="100%" style:font-name="JetBrains Mono" fo:font-size="10.5pt" fo:font-weight="normal" fo:background-color="#0f111a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paragraph-rsid="0017773a" fo:background-color="transparent"/>
    </style:style>
    <style:style style:name="P7" style:family="paragraph" style:parent-style-name="Standard">
      <style:text-properties fo:color="#000000" loext:opacity="100%" style:font-name="JetBrains Mono" fo:font-style="normal" style:text-underline-style="none" fo:font-weight="normal" officeooo:paragraph-rsid="0017773a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17773a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JetBrains Mono" fo:language="zxx" fo:country="none" fo:font-style="normal" style:text-underline-style="none" fo:font-weight="normal" officeooo:paragraph-rsid="0017773a" fo:background-color="transparen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a2121" loext:opacity="100%" style:font-name="JetBrains Mono" fo:language="zxx" fo:country="none" fo:font-style="normal" style:text-underline-style="none" fo:font-weight="normal" officeooo:paragraph-rsid="0017773a" fo:background-color="transparent"/>
    </style:style>
    <style:style style:name="P11" style:family="paragraph" style:parent-style-name="Standard">
      <style:text-properties style:font-name="JetBrains Mono" officeooo:paragraph-rsid="0017773a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7773a" officeooo:paragraph-rsid="0017773a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7773a" officeooo:paragraph-rsid="0017773a" fo:background-color="transparent"/>
    </style:style>
    <style:style style:name="T1" style:family="text">
      <style:text-properties fo:color="#000000" loext:opacity="100%" fo:font-style="normal" style:text-underline-style="none" fo:font-weight="normal"/>
    </style:style>
    <style:style style:name="T2" style:family="text">
      <style:text-properties fo:color="#000000" loext:opacity="100%"/>
    </style:style>
    <style:style style:name="T3" style:family="text">
      <style:text-properties fo:color="#19177c" loext:opacity="100%"/>
    </style:style>
    <style:style style:name="T4" style:family="text">
      <style:text-properties fo:color="#666666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8000" loext:opacity="100%" fo:font-weight="bold"/>
    </style:style>
    <style:style style:name="T7" style:family="text">
      <style:text-properties fo:color="#687822" loext:opacity="100%"/>
    </style:style>
    <style:style style:name="T8" style:family="text">
      <style:text-properties fo:color="#9c6500" loext:opacity="100%"/>
    </style:style>
    <style:style style:name="T9" style:family="text">
      <style:text-properties fo:color="#a45a77" loext:opacity="100%" fo:font-weight="bold"/>
    </style:style>
    <style:style style:name="T10" style:family="text">
      <style:text-properties fo:color="#008000" loext:opacity="100%"/>
    </style:style>
    <style:style style:name="T11" style:family="text">
      <style:text-properties fo:color="#bbbbb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&lt;!-- db.php  --&gt;</text:p>
      <text:p text:style-name="P2"/>
      <text:p text:style-name="P3">&lt;?php<text:span text:style-name="T1"/></text:p>
      <text:p text:style-name="P4"><text:span text:style-name="T2">    </text:span><text:span text:style-name="T3">$servername</text:span><text:span text:style-name="T2"> </text:span><text:span text:style-name="T4">=</text:span><text:span text:style-name="T2"> </text:span><text:span text:style-name="T5">"127.0.0.1"</text:span><text:span text:style-name="T2">;</text:span></text:p>
      <text:p text:style-name="P4"><text:span text:style-name="T2">    </text:span><text:span text:style-name="T3">$username</text:span><text:span text:style-name="T2"> </text:span><text:span text:style-name="T4">=</text:span><text:span text:style-name="T2"> </text:span><text:span text:style-name="T5">"root"</text:span><text:span text:style-name="T2">;</text:span></text:p>
      <text:p text:style-name="P4"><text:span text:style-name="T2">    </text:span><text:span text:style-name="T3">$password</text:span><text:span text:style-name="T2"> </text:span><text:span text:style-name="T4">=</text:span><text:span text:style-name="T2"> </text:span><text:span text:style-name="T5">""</text:span><text:span text:style-name="T2">;</text:span></text:p>
      <text:p text:style-name="P4"><text:span text:style-name="T2">    </text:span><text:span text:style-name="T3">$dbname</text:span><text:span text:style-name="T2"> </text:span><text:span text:style-name="T4">=</text:span><text:span text:style-name="T2"> </text:span><text:span text:style-name="T5">"smsdb"</text:span><text:span text:style-name="T2">;</text:span></text:p>
      <text:p text:style-name="P2"/>
      <text:p text:style-name="P4"><text:span text:style-name="T2">    </text:span><text:span text:style-name="T6">try</text:span><text:span text:style-name="T2">{</text:span></text:p>
      <text:p text:style-name="P4"><text:span text:style-name="T2">        </text:span><text:span text:style-name="T3">$conn</text:span><text:span text:style-name="T2"> </text:span><text:span text:style-name="T4">=</text:span><text:span text:style-name="T2"> </text:span><text:span text:style-name="T6">new</text:span><text:span text:style-name="T2"> mysqli(</text:span><text:span text:style-name="T3">$servername</text:span><text:span text:style-name="T2">, </text:span><text:span text:style-name="T3">$username</text:span><text:span text:style-name="T2">, </text:span><text:span text:style-name="T3">$password</text:span><text:span text:style-name="T2">, </text:span><text:span text:style-name="T3">$dbname</text:span><text:span text:style-name="T2">);</text:span></text:p>
      <text:p text:style-name="P4"><text:span text:style-name="T2">    }</text:span><text:span text:style-name="T6">catch</text:span><text:span text:style-name="T2">(Exception </text:span><text:span text:style-name="T3">$e</text:span><text:span text:style-name="T2">){</text:span></text:p>
      <text:p text:style-name="P4"><text:span text:style-name="T2">        </text:span><text:span text:style-name="T6">die</text:span><text:span text:style-name="T2">(</text:span><text:span text:style-name="T5">"Connection failed:"</text:span><text:span text:style-name="T4">.</text:span><text:span text:style-name="T3">$e</text:span><text:span text:style-name="T4">-&gt;</text:span><text:span text:style-name="T7">getMessage</text:span><text:span text:style-name="T2">());</text:span></text:p>
      <text:p text:style-name="P4"><text:span text:style-name="T2">    }</text:span></text:p>
      <text:p text:style-name="P5"/>
      <text:p text:style-name="P1"/>
      <text:p text:style-name="P1"/>
      <text:p text:style-name="P2">&lt;!-- delete.php <text:s/>--&gt;</text:p>
      <text:p text:style-name="P2"/>
      <text:p text:style-name="P4"><text:span text:style-name="T8">&lt;?php</text:span><text:span text:style-name="T2"> </text:span></text:p>
      <text:p text:style-name="P4"><text:span text:style-name="T2"><text:s text:c="4"/></text:span><text:span text:style-name="T6">include</text:span><text:span text:style-name="T2"> </text:span><text:span text:style-name="T5">"db.php"</text:span><text:span text:style-name="T2">;</text:span></text:p>
      <text:p text:style-name="P2"><text:s/></text:p>
      <text:p text:style-name="P4"><text:span text:style-name="T2"><text:s text:c="4"/></text:span><text:span text:style-name="T3">$sid</text:span><text:span text:style-name="T2"> </text:span><text:span text:style-name="T4">=</text:span><text:span text:style-name="T2"> <text:s/>(int) </text:span><text:span text:style-name="T3">$_GET</text:span><text:span text:style-name="T2">[</text:span><text:span text:style-name="T5">'id'</text:span><text:span text:style-name="T2">];</text:span></text:p>
      <text:p text:style-name="P2"/>
      <text:p text:style-name="P4"><text:span text:style-name="T2"><text:s text:c="4"/></text:span><text:span text:style-name="T6">if</text:span><text:span text:style-name="T2">(</text:span><text:span text:style-name="T3">$_SERVER</text:span><text:span text:style-name="T2">[</text:span><text:span text:style-name="T5">"REQUEST_METHOD"</text:span><text:span text:style-name="T2">] </text:span><text:span text:style-name="T4">===</text:span><text:span text:style-name="T2"> </text:span><text:span text:style-name="T5">"GET"</text:span><text:span text:style-name="T2">){</text:span></text:p>
      <text:p text:style-name="P4"><text:span text:style-name="T2"><text:s text:c="8"/></text:span><text:span text:style-name="T3">$sql</text:span><text:span text:style-name="T2"> </text:span><text:span text:style-name="T4">=</text:span><text:span text:style-name="T2"> </text:span><text:span text:style-name="T5">"SELECT * FROM student where sid = </text:span><text:span text:style-name="T9">$sid</text:span><text:span text:style-name="T5">"</text:span><text:span text:style-name="T2">;</text:span></text:p>
      <text:p text:style-name="P4"><text:span text:style-name="T2"><text:s text:c="8"/></text:span><text:span text:style-name="T3">$result</text:span><text:span text:style-name="T2"> </text:span><text:span text:style-name="T4">=</text:span><text:span text:style-name="T2"> </text:span><text:span text:style-name="T3">$conn</text:span><text:span text:style-name="T4">-&gt;</text:span><text:span text:style-name="T7">query</text:span><text:span text:style-name="T2">(</text:span><text:span text:style-name="T3">$sql</text:span><text:span text:style-name="T2">);</text:span></text:p>
      <text:p text:style-name="P4"><text:span text:style-name="T2"><text:s text:c="4"/>}</text:span><text:span text:style-name="T6">else</text:span><text:span text:style-name="T2"> </text:span><text:span text:style-name="T6">if</text:span><text:span text:style-name="T2"> (</text:span><text:span text:style-name="T3">$_SERVER</text:span><text:span text:style-name="T2">[</text:span><text:span text:style-name="T5">"REQUEST_METHOD"</text:span><text:span text:style-name="T2">] </text:span><text:span text:style-name="T4">===</text:span><text:span text:style-name="T2"> </text:span><text:span text:style-name="T5">"POST"</text:span><text:span text:style-name="T2">){</text:span></text:p>
      <text:p text:style-name="P4"><text:span text:style-name="T2"><text:s text:c="8"/></text:span><text:span text:style-name="T3">$sql</text:span><text:span text:style-name="T2"> </text:span><text:span text:style-name="T4">=</text:span><text:span text:style-name="T2"> </text:span><text:span text:style-name="T5">"DELETE FROM student where sid = </text:span><text:span text:style-name="T9">$sid</text:span><text:span text:style-name="T5">"</text:span><text:span text:style-name="T2">;</text:span></text:p>
      <text:p text:style-name="P4"><text:span text:style-name="T2"><text:s text:c="8"/></text:span><text:span text:style-name="T3">$conn</text:span><text:span text:style-name="T4">-&gt;</text:span><text:span text:style-name="T7">query</text:span><text:span text:style-name="T2">(</text:span><text:span text:style-name="T3">$sql</text:span><text:span text:style-name="T2">);</text:span></text:p>
      <text:p text:style-name="P4"><text:span text:style-name="T2"><text:s text:c="8"/></text:span><text:span text:style-name="T10">header</text:span><text:span text:style-name="T2">(</text:span><text:span text:style-name="T5">'Location: ./main.php'</text:span><text:span text:style-name="T2">);</text:span></text:p>
      <text:p text:style-name="P4"><text:span text:style-name="T2"><text:s text:c="4"/>}</text:span><text:span text:style-name="T1"/></text:p>
      <text:p text:style-name="P2"/>
      <text:p text:style-name="P3">?&gt;<text:span text:style-name="T1"/></text:p>
      <text:p text:style-name="P2"/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oft-page-break/><text:s text:c="4"/>&lt;meta name="viewport" content="width=device-width, initial-scale=1.0"&gt;</text:p>
      <text:p text:style-name="P2"><text:s text:c="4"/>&lt;title&gt;Delete student&lt;/title&gt;</text:p>
      <text:p text:style-name="P2">&lt;/head&gt;</text:p>
      <text:p text:style-name="P2">&lt;body&gt;</text:p>
      <text:p text:style-name="P2"><text:s text:c="4"/>Delete student information for :</text:p>
      <text:p text:style-name="P4"><text:span text:style-name="T2"><text:s text:c="4"/></text:span><text:span text:style-name="T8">&lt;?php</text:span><text:span text:style-name="T2"> </text:span></text:p>
      <text:p text:style-name="P4"><text:span text:style-name="T2"><text:s text:c="8"/></text:span><text:span text:style-name="T6">if</text:span><text:span text:style-name="T2">(</text:span><text:span text:style-name="T3">$result</text:span><text:span text:style-name="T4">-&gt;</text:span><text:span text:style-name="T7">num_rows</text:span><text:span text:style-name="T2">){</text:span></text:p>
      <text:p text:style-name="P4"><text:span text:style-name="T2"><text:s text:c="12"/></text:span><text:span text:style-name="T6">while</text:span><text:span text:style-name="T2">(</text:span><text:span text:style-name="T3">$row</text:span><text:span text:style-name="T4">=</text:span><text:span text:style-name="T3">$result</text:span><text:span text:style-name="T4">-&gt;</text:span><text:span text:style-name="T7">fetch_assoc</text:span><text:span text:style-name="T2">()){</text:span></text:p>
      <text:p text:style-name="P4"><text:span text:style-name="T2"><text:s text:c="16"/></text:span><text:span text:style-name="T6">echo</text:span><text:span text:style-name="T2"> </text:span><text:span text:style-name="T5">"</text:span></text:p>
      <text:p text:style-name="P4"><text:span text:style-name="T5"><text:s text:c="20"/></text:span><text:span text:style-name="T9">{</text:span><text:span text:style-name="T3">$row</text:span><text:span text:style-name="T2">[</text:span><text:span text:style-name="T5">'fname'</text:span><text:span text:style-name="T2">]</text:span><text:span text:style-name="T9">}</text:span><text:span text:style-name="T5"> </text:span><text:span text:style-name="T9">{</text:span><text:span text:style-name="T3">$row</text:span><text:span text:style-name="T2">[</text:span><text:span text:style-name="T5">'lname'</text:span><text:span text:style-name="T2">]</text:span><text:span text:style-name="T9">}</text:span></text:p>
      <text:p text:style-name="P4"><text:span text:style-name="T5"><text:s text:c="16"/>"</text:span><text:span text:style-name="T2">;</text:span></text:p>
      <text:p text:style-name="P4"><text:span text:style-name="T2"><text:s text:c="12"/>}</text:span><text:span text:style-name="T1"/></text:p>
      <text:p text:style-name="P4"><text:span text:style-name="T2"><text:s text:c="8"/>}</text:span><text:span text:style-name="T1"/></text:p>
      <text:p text:style-name="P4"><text:span text:style-name="T2"><text:s text:c="4"/></text:span><text:span text:style-name="T8">?&gt;</text:span></text:p>
      <text:p text:style-name="P2"><text:s text:c="4"/>&lt;form method="POST"&gt;</text:p>
      <text:p text:style-name="P2"><text:s text:c="8"/>&lt;input type="submit" value="Delete"&gt;</text:p>
      <text:p text:style-name="P2"><text:s text:c="4"/>&lt;/form&gt;</text:p>
      <text:p text:style-name="P2">&lt;/body&gt;</text:p>
      <text:p text:style-name="P6">&lt;/html&gt;</text:p>
      <text:p text:style-name="P7"/>
      <text:p text:style-name="P6">&lt;!-- edit.php --&gt;</text:p>
      <text:p text:style-name="P6"/>
      <text:p text:style-name="P8"><text:span text:style-name="T8">&lt;?php</text:span><text:span text:style-name="T2"> </text:span></text:p>
      <text:p text:style-name="P8"><text:span text:style-name="T2"><text:s text:c="4"/></text:span><text:span text:style-name="T6">include</text:span><text:span text:style-name="T2"> </text:span><text:span text:style-name="T5">"db.php"</text:span><text:span text:style-name="T2">;</text:span></text:p>
      <text:p text:style-name="P6"><text:s/></text:p>
      <text:p text:style-name="P8"><text:span text:style-name="T2"><text:s text:c="4"/></text:span><text:span text:style-name="T3">$sid</text:span><text:span text:style-name="T2"> </text:span><text:span text:style-name="T4">=</text:span><text:span text:style-name="T2"> <text:s/>(int) </text:span><text:span text:style-name="T3">$_GET</text:span><text:span text:style-name="T2">[</text:span><text:span text:style-name="T5">'id'</text:span><text:span text:style-name="T2">];</text:span></text:p>
      <text:p text:style-name="P6"/>
      <text:p text:style-name="P8"><text:span text:style-name="T2"><text:s text:c="4"/></text:span><text:span text:style-name="T3">$sql</text:span><text:span text:style-name="T2"> </text:span><text:span text:style-name="T4">=</text:span><text:span text:style-name="T2"> </text:span><text:span text:style-name="T5">"SELECT * FROM student where sid = </text:span><text:span text:style-name="T9">$sid</text:span><text:span text:style-name="T5">"</text:span><text:span text:style-name="T2">;</text:span></text:p>
      <text:p text:style-name="P8"><text:span text:style-name="T2"><text:s text:c="4"/></text:span><text:span text:style-name="T3">$result</text:span><text:span text:style-name="T2"> </text:span><text:span text:style-name="T4">=</text:span><text:span text:style-name="T2"> </text:span><text:span text:style-name="T3">$conn</text:span><text:span text:style-name="T4">-&gt;</text:span><text:span text:style-name="T7">query</text:span><text:span text:style-name="T2">(</text:span><text:span text:style-name="T3">$sql</text:span><text:span text:style-name="T2">);</text:span></text:p>
      <text:p text:style-name="P6"><text:s text:c="4"/></text:p>
      <text:p text:style-name="P8"><text:span text:style-name="T2"><text:s text:c="4"/></text:span><text:span text:style-name="T6">if</text:span><text:span text:style-name="T2"> (</text:span><text:span text:style-name="T3">$_SERVER</text:span><text:span text:style-name="T2">[</text:span><text:span text:style-name="T5">"REQUEST_METHOD"</text:span><text:span text:style-name="T2">] </text:span><text:span text:style-name="T4">===</text:span><text:span text:style-name="T2"> </text:span><text:span text:style-name="T5">"POST"</text:span><text:span text:style-name="T2">){</text:span></text:p>
      <text:p text:style-name="P8"><text:span text:style-name="T2"><text:s text:c="8"/></text:span><text:span text:style-name="T3">$sid</text:span><text:span text:style-name="T2"> </text:span><text:span text:style-name="T4">=</text:span><text:span text:style-name="T2"> </text:span><text:span text:style-name="T3">$_POST</text:span><text:span text:style-name="T2">[</text:span><text:span text:style-name="T5">'sid'</text:span><text:span text:style-name="T2">];</text:span></text:p>
      <text:p text:style-name="P8"><text:span text:style-name="T2"><text:s text:c="8"/></text:span><text:span text:style-name="T3">$fname</text:span><text:span text:style-name="T2"> </text:span><text:span text:style-name="T4">=</text:span><text:span text:style-name="T2"> </text:span><text:span text:style-name="T3">$_POST</text:span><text:span text:style-name="T2">[</text:span><text:span text:style-name="T5">'fname'</text:span><text:span text:style-name="T2">];</text:span></text:p>
      <text:p text:style-name="P8"><text:span text:style-name="T2"><text:s text:c="8"/></text:span><text:span text:style-name="T3">$lname</text:span><text:span text:style-name="T2"> </text:span><text:span text:style-name="T4">=</text:span><text:span text:style-name="T2"> </text:span><text:span text:style-name="T3">$_POST</text:span><text:span text:style-name="T2">[</text:span><text:span text:style-name="T5">'lname'</text:span><text:span text:style-name="T2">];</text:span></text:p>
      <text:p text:style-name="P6"/>
      <text:p text:style-name="P8"><text:span text:style-name="T2"><text:s text:c="8"/></text:span><text:span text:style-name="T3">$sql</text:span><text:span text:style-name="T2"> </text:span><text:span text:style-name="T4">=</text:span><text:span text:style-name="T2"> </text:span><text:span text:style-name="T5">"UPDATE Student SET sid=</text:span><text:span text:style-name="T9">$sid</text:span><text:span text:style-name="T5">, fname='</text:span><text:span text:style-name="T9">$fname</text:span><text:span text:style-name="T5">', lname='</text:span><text:span text:style-name="T9">$lname</text:span><text:span text:style-name="T5">' where sid=</text:span><text:span text:style-name="T9">$sid</text:span><text:span text:style-name="T5">"</text:span><text:span text:style-name="T2">;</text:span></text:p>
      <text:p text:style-name="P8"><text:span text:style-name="T2"><text:s text:c="8"/></text:span><text:span text:style-name="T3">$conn</text:span><text:span text:style-name="T4">-&gt;</text:span><text:span text:style-name="T7">query</text:span><text:span text:style-name="T2">(</text:span><text:span text:style-name="T3">$sql</text:span><text:span text:style-name="T2">);</text:span></text:p>
      <text:p text:style-name="P8"><text:span text:style-name="T2"><text:s text:c="8"/></text:span><text:span text:style-name="T10">header</text:span><text:span text:style-name="T2">(</text:span><text:span text:style-name="T5">"Location: "</text:span><text:span text:style-name="T2"> </text:span><text:span text:style-name="T4">.</text:span><text:span text:style-name="T2"> </text:span><text:span text:style-name="T3">$_SERVER</text:span><text:span text:style-name="T2">[</text:span><text:span text:style-name="T5">'PHP_SELF'</text:span><text:span text:style-name="T2">] </text:span><text:span text:style-name="T4">.</text:span><text:span text:style-name="T5">"?id="</text:span><text:span text:style-name="T2"> </text:span><text:span text:style-name="T4">.</text:span><text:span text:style-name="T2"> </text:span><text:span text:style-name="T3">$sid</text:span><text:span text:style-name="T2">);</text:span></text:p>
      <text:p text:style-name="P8"><text:span text:style-name="T2"><text:s text:c="4"/>}</text:span><text:span text:style-name="T1"/></text:p>
      <text:p text:style-name="P9">?&gt;<text:span text:style-name="T1"/></text:p>
      <text:p text:style-name="P6"/>
      <text:p text:style-name="P6"><text:soft-page-break/>&lt;!DOCTYPE html&gt;</text:p>
      <text:p text:style-name="P6">&lt;html&gt;</text:p>
      <text:p text:style-name="P6"><text:s text:c="4"/>&lt;body&gt;</text:p>
      <text:p text:style-name="P6"/>
      <text:p text:style-name="P6"><text:s text:c="4"/>&lt;h2&gt;BAUET Student Management System&lt;/h2&gt;</text:p>
      <text:p text:style-name="P8"><text:span text:style-name="T2"><text:s text:c="4"/></text:span><text:span text:style-name="T8">&lt;?php</text:span><text:span text:style-name="T2"> </text:span><text:span text:style-name="T6">if</text:span><text:span text:style-name="T2">(</text:span><text:span text:style-name="T4">!</text:span><text:span text:style-name="T6">empty</text:span><text:span text:style-name="T2">(</text:span><text:span text:style-name="T3">$message</text:span><text:span text:style-name="T2">))</text:span><text:span text:style-name="T4">:</text:span><text:span text:style-name="T2"> </text:span><text:span text:style-name="T8">?&gt;</text:span></text:p>
      <text:p text:style-name="P8"><text:span text:style-name="T2"><text:s text:c="8"/>&lt;p&gt; </text:span><text:span text:style-name="T8">&lt;?php</text:span><text:span text:style-name="T2"> </text:span><text:span text:style-name="T6">echo</text:span><text:span text:style-name="T2"> </text:span><text:span text:style-name="T3">$message</text:span><text:span text:style-name="T2">; </text:span><text:span text:style-name="T8">?&gt;</text:span><text:span text:style-name="T2"> &lt;/p&gt;</text:span></text:p>
      <text:p text:style-name="P8"><text:span text:style-name="T2"><text:s text:c="4"/></text:span><text:span text:style-name="T8">&lt;?php</text:span><text:span text:style-name="T2"> </text:span><text:span text:style-name="T6">endif</text:span><text:span text:style-name="T2">; </text:span><text:span text:style-name="T8">?&gt;</text:span></text:p>
      <text:p text:style-name="P6"/>
      <text:p text:style-name="P6"><text:s text:c="4"/>&lt;form method='POST'&gt;</text:p>
      <text:p text:style-name="P8"><text:span text:style-name="T2"><text:s text:c="8"/></text:span><text:span text:style-name="T8">&lt;?php</text:span></text:p>
      <text:p text:style-name="P6"><text:s text:c="8"/></text:p>
      <text:p text:style-name="P8"><text:span text:style-name="T2"><text:s text:c="8"/></text:span><text:span text:style-name="T6">while</text:span><text:span text:style-name="T2">(</text:span><text:span text:style-name="T3">$row</text:span><text:span text:style-name="T4">=</text:span><text:span text:style-name="T3">$result</text:span><text:span text:style-name="T4">-&gt;</text:span><text:span text:style-name="T7">fetch_assoc</text:span><text:span text:style-name="T2">()){</text:span></text:p>
      <text:p text:style-name="P8"><text:span text:style-name="T2"><text:s text:c="12"/></text:span><text:span text:style-name="T6">echo</text:span><text:span text:style-name="T2"> </text:span><text:span text:style-name="T5">"</text:span></text:p>
      <text:p text:style-name="P10"><text:s text:c="16"/>&lt;label for='sid'&gt;SID:&lt;/label&gt;</text:p>
      <text:p text:style-name="P10"><text:s text:c="16"/>&lt;br &gt;</text:p>
      <text:p text:style-name="P8"><text:span text:style-name="T5"><text:s text:c="16"/>&lt;input type='text' name='sid' value='</text:span><text:span text:style-name="T9">{</text:span><text:span text:style-name="T3">$row</text:span><text:span text:style-name="T2">[</text:span><text:span text:style-name="T5">'sid'</text:span><text:span text:style-name="T2">]</text:span><text:span text:style-name="T9">}</text:span><text:span text:style-name="T5">' placeholder='Enter SID:'&gt;</text:span></text:p>
      <text:p text:style-name="P10"><text:s text:c="16"/>&lt;br /&gt;</text:p>
      <text:p text:style-name="P10"><text:s text:c="16"/>&lt;label for='fname'&gt;First name:&lt;/label&gt;</text:p>
      <text:p text:style-name="P10"><text:s text:c="16"/>&lt;br/&gt;</text:p>
      <text:p text:style-name="P8"><text:span text:style-name="T5"><text:s text:c="16"/>&lt;input type='text' name='fname' value='</text:span><text:span text:style-name="T9">{</text:span><text:span text:style-name="T3">$row</text:span><text:span text:style-name="T2">[</text:span><text:span text:style-name="T5">'fname'</text:span><text:span text:style-name="T2">]</text:span><text:span text:style-name="T9">}</text:span><text:span text:style-name="T5">' placeholder='Enter First Name:'&gt;</text:span></text:p>
      <text:p text:style-name="P10"><text:s text:c="16"/>&lt;br/&gt;</text:p>
      <text:p text:style-name="P10"><text:s text:c="16"/>&lt;label for='lname'&gt;Last name:&lt;/label&gt;</text:p>
      <text:p text:style-name="P10"><text:s text:c="16"/>&lt;br/&gt;</text:p>
      <text:p text:style-name="P8"><text:span text:style-name="T5"><text:s text:c="16"/>&lt;input type='text' <text:s/>name='lname' value='</text:span><text:span text:style-name="T9">{</text:span><text:span text:style-name="T3">$row</text:span><text:span text:style-name="T2">[</text:span><text:span text:style-name="T5">'lname'</text:span><text:span text:style-name="T2">]</text:span><text:span text:style-name="T9">}</text:span><text:span text:style-name="T5">' placeholder='Enter Last Name:'&gt;</text:span></text:p>
      <text:p text:style-name="P10"><text:s text:c="16"/>&lt;br/&gt;</text:p>
      <text:p text:style-name="P10"><text:s text:c="16"/>&lt;br/&gt;</text:p>
      <text:p text:style-name="P8"><text:span text:style-name="T5"><text:s text:c="12"/>"</text:span><text:span text:style-name="T2">;</text:span></text:p>
      <text:p text:style-name="P8"><text:span text:style-name="T2"><text:s text:c="8"/>}</text:span><text:span text:style-name="T1"/></text:p>
      <text:p text:style-name="P8"><text:span text:style-name="T2"><text:s text:c="8"/></text:span><text:span text:style-name="T8">?&gt;</text:span></text:p>
      <text:p text:style-name="P6"><text:s text:c="8"/>&lt;input type='submit' value='Submit'&gt;</text:p>
      <text:p text:style-name="P6"><text:s text:c="4"/>&lt;/form&gt; </text:p>
      <text:p text:style-name="P6"/>
      <text:p text:style-name="P6"/>
      <text:p text:style-name="P6"><text:s text:c="4"/>&lt;/body&gt;</text:p>
      <text:p text:style-name="P6">&lt;/html&gt;</text:p>
      <text:p text:style-name="P7"/>
      <text:p text:style-name="P11"/>
      <text:p text:style-name="P6">&lt;!-- index.php --&gt;</text:p>
      <text:p text:style-name="P6"/>
      <text:p text:style-name="P8"><text:span text:style-name="T8">&lt;?php</text:span><text:span text:style-name="T2"> </text:span></text:p>
      <text:p text:style-name="P8"><text:soft-page-break/><text:span text:style-name="T2"><text:s text:c="4"/></text:span><text:span text:style-name="T6">include</text:span><text:span text:style-name="T2"> </text:span><text:span text:style-name="T5">"db.php"</text:span><text:span text:style-name="T2">;</text:span></text:p>
      <text:p text:style-name="P6"/>
      <text:p text:style-name="P8"><text:span text:style-name="T2"><text:s text:c="4"/></text:span><text:span text:style-name="T6">if</text:span><text:span text:style-name="T2">(</text:span><text:span text:style-name="T3">$_SERVER</text:span><text:span text:style-name="T2">[</text:span><text:span text:style-name="T5">"REQUEST_METHOD"</text:span><text:span text:style-name="T2">] </text:span><text:span text:style-name="T4">===</text:span><text:span text:style-name="T2"> </text:span><text:span text:style-name="T5">"POST"</text:span><text:span text:style-name="T2">){</text:span></text:p>
      <text:p text:style-name="P8"><text:span text:style-name="T2"><text:s text:c="8"/></text:span><text:span text:style-name="T3">$sid</text:span><text:span text:style-name="T2"> </text:span><text:span text:style-name="T4">=</text:span><text:span text:style-name="T2"> </text:span><text:span text:style-name="T3">$_POST</text:span><text:span text:style-name="T2">[</text:span><text:span text:style-name="T5">'sid'</text:span><text:span text:style-name="T2">]; <text:s text:c="3"/></text:span></text:p>
      <text:p text:style-name="P8"><text:span text:style-name="T2"><text:s text:c="8"/></text:span><text:span text:style-name="T3">$fname</text:span><text:span text:style-name="T2"> </text:span><text:span text:style-name="T4">=</text:span><text:span text:style-name="T2"> </text:span><text:span text:style-name="T3">$_POST</text:span><text:span text:style-name="T2">[</text:span><text:span text:style-name="T5">'fname'</text:span><text:span text:style-name="T2">];</text:span></text:p>
      <text:p text:style-name="P8"><text:span text:style-name="T2"><text:s text:c="8"/></text:span><text:span text:style-name="T3">$lname</text:span><text:span text:style-name="T2"> </text:span><text:span text:style-name="T4">=</text:span><text:span text:style-name="T2"> </text:span><text:span text:style-name="T3">$_POST</text:span><text:span text:style-name="T2">[</text:span><text:span text:style-name="T5">'lname'</text:span><text:span text:style-name="T2">];</text:span></text:p>
      <text:p text:style-name="P6"/>
      <text:p text:style-name="P8"><text:span text:style-name="T2"><text:s text:c="8"/></text:span><text:span text:style-name="T3">$sql</text:span><text:span text:style-name="T2"> </text:span><text:span text:style-name="T4">=</text:span><text:span text:style-name="T2"> </text:span><text:span text:style-name="T5">"INSERT INTO Student (sid,fname,lname) values ('</text:span><text:span text:style-name="T9">$sid</text:span><text:span text:style-name="T5">','</text:span><text:span text:style-name="T9">$fname</text:span><text:span text:style-name="T5">', '</text:span><text:span text:style-name="T9">$lname</text:span><text:span text:style-name="T5">')"</text:span><text:span text:style-name="T2">;</text:span></text:p>
      <text:p text:style-name="P6"/>
      <text:p text:style-name="P8"><text:span text:style-name="T2"><text:s text:c="8"/></text:span><text:span text:style-name="T6">if</text:span><text:span text:style-name="T2">(</text:span><text:span text:style-name="T3">$conn</text:span><text:span text:style-name="T4">-&gt;</text:span><text:span text:style-name="T7">query</text:span><text:span text:style-name="T2">(</text:span><text:span text:style-name="T3">$sql</text:span><text:span text:style-name="T2">)){</text:span></text:p>
      <text:p text:style-name="P8"><text:span text:style-name="T2"><text:s text:c="12"/></text:span><text:span text:style-name="T3">$message</text:span><text:span text:style-name="T2"> </text:span><text:span text:style-name="T4">=</text:span><text:span text:style-name="T2"> </text:span><text:span text:style-name="T5">"New data successfully inserted"</text:span><text:span text:style-name="T2">;</text:span></text:p>
      <text:p text:style-name="P8"><text:span text:style-name="T2"><text:s text:c="8"/>}</text:span><text:span text:style-name="T6">else</text:span><text:span text:style-name="T2">{</text:span></text:p>
      <text:p text:style-name="P8"><text:span text:style-name="T2"><text:s text:c="12"/></text:span><text:span text:style-name="T3">$message</text:span><text:span text:style-name="T2"> </text:span><text:span text:style-name="T4">=</text:span><text:span text:style-name="T2"> </text:span><text:span text:style-name="T5">"Error:"</text:span><text:span text:style-name="T4">.</text:span><text:span text:style-name="T3">$sql</text:span><text:span text:style-name="T4">.</text:span><text:span text:style-name="T5">"&lt;br&gt;"</text:span><text:span text:style-name="T4">.</text:span><text:span text:style-name="T3">$conn</text:span><text:span text:style-name="T4">-&gt;</text:span><text:span text:style-name="T7">error</text:span><text:span text:style-name="T2">;</text:span></text:p>
      <text:p text:style-name="P8"><text:span text:style-name="T2"><text:s text:c="8"/>}</text:span><text:span text:style-name="T1"/></text:p>
      <text:p text:style-name="P8"><text:span text:style-name="T2"><text:s text:c="4"/>}</text:span><text:span text:style-name="T1"/></text:p>
      <text:p text:style-name="P8"><text:span text:style-name="T2"><text:s text:c="4"/></text:span><text:span text:style-name="T3">$conn</text:span><text:span text:style-name="T4">-&gt;</text:span><text:span text:style-name="T7">close</text:span><text:span text:style-name="T2">();</text:span></text:p>
      <text:p text:style-name="P9">?&gt;<text:span text:style-name="T1"/></text:p>
      <text:p text:style-name="P6"/>
      <text:p text:style-name="P6">&lt;!DOCTYPE html&gt;</text:p>
      <text:p text:style-name="P6">&lt;html&gt;</text:p>
      <text:p text:style-name="P6"><text:s text:c="4"/>&lt;body&gt;</text:p>
      <text:p text:style-name="P6"/>
      <text:p text:style-name="P6"><text:s text:c="4"/>&lt;h2&gt;BAUET Student Management System&lt;/h2&gt;</text:p>
      <text:p text:style-name="P8"><text:span text:style-name="T2"><text:s text:c="4"/></text:span><text:span text:style-name="T8">&lt;?php</text:span><text:span text:style-name="T2"> </text:span><text:span text:style-name="T6">if</text:span><text:span text:style-name="T2">(</text:span><text:span text:style-name="T4">!</text:span><text:span text:style-name="T6">empty</text:span><text:span text:style-name="T2">(</text:span><text:span text:style-name="T3">$message</text:span><text:span text:style-name="T2">))</text:span><text:span text:style-name="T4">:</text:span><text:span text:style-name="T2"> </text:span><text:span text:style-name="T8">?&gt;</text:span></text:p>
      <text:p text:style-name="P8"><text:span text:style-name="T2"><text:s text:c="8"/>&lt;p&gt; </text:span><text:span text:style-name="T8">&lt;?php</text:span><text:span text:style-name="T2"> </text:span><text:span text:style-name="T6">echo</text:span><text:span text:style-name="T2"> </text:span><text:span text:style-name="T3">$message</text:span><text:span text:style-name="T2">; </text:span><text:span text:style-name="T8">?&gt;</text:span><text:span text:style-name="T2"> &lt;/p&gt;</text:span></text:p>
      <text:p text:style-name="P8"><text:span text:style-name="T2"><text:s text:c="4"/></text:span><text:span text:style-name="T8">&lt;?php</text:span><text:span text:style-name="T2"> </text:span><text:span text:style-name="T6">endif</text:span><text:span text:style-name="T2">; </text:span><text:span text:style-name="T8">?&gt;</text:span></text:p>
      <text:p text:style-name="P6"/>
      <text:p text:style-name="P6"><text:s text:c="4"/>&lt;form method="POST"&gt;</text:p>
      <text:p text:style-name="P6"><text:s text:c="8"/>&lt;label for="sid"&gt;SID:&lt;/label&gt;</text:p>
      <text:p text:style-name="P6"><text:s text:c="8"/>&lt;br &gt;</text:p>
      <text:p text:style-name="P6"><text:s text:c="8"/>&lt;input type="text" name="sid" placeholder="Enter SID:"&gt;</text:p>
      <text:p text:style-name="P6"><text:s text:c="8"/>&lt;br /&gt;</text:p>
      <text:p text:style-name="P6"><text:s text:c="8"/>&lt;label for="fname"&gt;First name:&lt;/label&gt;</text:p>
      <text:p text:style-name="P6"><text:s text:c="8"/>&lt;br/&gt;</text:p>
      <text:p text:style-name="P6"><text:s text:c="8"/>&lt;input type="text" name="fname" placeholder="Enter First Name:"&gt;</text:p>
      <text:p text:style-name="P6"><text:s text:c="8"/>&lt;br/&gt;</text:p>
      <text:p text:style-name="P6"><text:s text:c="8"/>&lt;label for="lname"&gt;Last name:&lt;/label&gt;</text:p>
      <text:p text:style-name="P6"><text:s text:c="8"/>&lt;br/&gt;</text:p>
      <text:p text:style-name="P6"><text:s text:c="8"/>&lt;input type="text" <text:s/>name="lname" placeholder="Enter Last Name:"&gt;</text:p>
      <text:p text:style-name="P6"><text:s text:c="8"/>&lt;br/&gt;</text:p>
      <text:p text:style-name="P6"><text:soft-page-break/><text:s text:c="8"/>&lt;br/&gt;</text:p>
      <text:p text:style-name="P6"><text:s text:c="8"/>&lt;input type="submit" value="Submit"&gt;</text:p>
      <text:p text:style-name="P6"><text:s text:c="4"/>&lt;/form&gt; </text:p>
      <text:p text:style-name="P6"/>
      <text:p text:style-name="P6"/>
      <text:p text:style-name="P6"><text:s text:c="4"/>&lt;/body&gt;</text:p>
      <text:p text:style-name="P6">&lt;/html&gt;</text:p>
      <text:p text:style-name="P7"/>
      <text:p text:style-name="P11"/>
      <text:p text:style-name="P6">&lt;!-- main.php --&gt;</text:p>
      <text:p text:style-name="P6"/>
      <text:p text:style-name="P8"><text:span text:style-name="T8">&lt;?php</text:span><text:span text:style-name="T2"> </text:span></text:p>
      <text:p text:style-name="P8"><text:span text:style-name="T2"><text:s text:c="4"/></text:span><text:span text:style-name="T6">include</text:span><text:span text:style-name="T2"> </text:span><text:span text:style-name="T5">"db.php"</text:span><text:span text:style-name="T2">;</text:span></text:p>
      <text:p text:style-name="P8"><text:span text:style-name="T2"><text:s text:c="4"/></text:span><text:span text:style-name="T3">$sql</text:span><text:span text:style-name="T2"> </text:span><text:span text:style-name="T4">=</text:span><text:span text:style-name="T2"> </text:span><text:span text:style-name="T5">"SELECT * FROM student"</text:span><text:span text:style-name="T2">;</text:span></text:p>
      <text:p text:style-name="P8"><text:span text:style-name="T2"><text:s text:c="4"/></text:span><text:span text:style-name="T3">$result</text:span><text:span text:style-name="T2"> </text:span><text:span text:style-name="T4">=</text:span><text:span text:style-name="T2"> </text:span><text:span text:style-name="T3">$conn</text:span><text:span text:style-name="T4">-&gt;</text:span><text:span text:style-name="T7">query</text:span><text:span text:style-name="T2">(</text:span><text:span text:style-name="T3">$sql</text:span><text:span text:style-name="T2">);</text:span></text:p>
      <text:p text:style-name="P9">?&gt;<text:span text:style-name="T1"/></text:p>
      <text:p text:style-name="P6"/>
      <text:p text:style-name="P6">&lt;!DOCTYPE html&gt;</text:p>
      <text:p text:style-name="P6">&lt;html lang="en"&gt;</text:p>
      <text:p text:style-name="P6">&lt;head&gt;</text:p>
      <text:p text:style-name="P6"><text:s text:c="4"/>&lt;meta charset="UTF-8"&gt;</text:p>
      <text:p text:style-name="P6"><text:s text:c="4"/>&lt;meta name="viewport" content="width=device-width, initial-scale=1.0"&gt;</text:p>
      <text:p text:style-name="P6">&lt;/head&gt;</text:p>
      <text:p text:style-name="P6">&lt;body&gt;</text:p>
      <text:p text:style-name="P6"><text:s text:c="4"/>&lt;h2&gt;All Students Data &lt;/h2&gt;</text:p>
      <text:p text:style-name="P6"/>
      <text:p text:style-name="P6"><text:s text:c="4"/>&lt;table border='1'&gt;</text:p>
      <text:p text:style-name="P6"><text:s text:c="8"/>&lt;tr&gt;</text:p>
      <text:p text:style-name="P6"><text:s text:c="12"/>&lt;th&gt;Student ID&lt;/th&gt;</text:p>
      <text:p text:style-name="P6"><text:s text:c="12"/>&lt;th&gt;First Name&lt;/th&gt;</text:p>
      <text:p text:style-name="P6"><text:s text:c="12"/>&lt;th&gt;Last Name&lt;/th&gt;</text:p>
      <text:p text:style-name="P6"><text:s text:c="12"/>&lt;th&gt;Actions&lt;/th&gt;</text:p>
      <text:p text:style-name="P6"><text:s text:c="12"/></text:p>
      <text:p text:style-name="P6"><text:s text:c="8"/>&lt;/tr&gt;</text:p>
      <text:p text:style-name="P8"><text:span text:style-name="T2"><text:s text:c="8"/></text:span><text:span text:style-name="T8">&lt;?php</text:span><text:span text:style-name="T2"> </text:span></text:p>
      <text:p text:style-name="P8"><text:span text:style-name="T2"><text:s text:c="12"/></text:span><text:span text:style-name="T6">if</text:span><text:span text:style-name="T2">(</text:span><text:span text:style-name="T3">$result</text:span><text:span text:style-name="T4">-&gt;</text:span><text:span text:style-name="T7">num_rows</text:span><text:span text:style-name="T2">){</text:span></text:p>
      <text:p text:style-name="P8"><text:span text:style-name="T2"><text:s text:c="16"/></text:span><text:span text:style-name="T6">while</text:span><text:span text:style-name="T2">(</text:span><text:span text:style-name="T3">$row</text:span><text:span text:style-name="T4">=</text:span><text:span text:style-name="T3">$result</text:span><text:span text:style-name="T4">-&gt;</text:span><text:span text:style-name="T7">fetch_assoc</text:span><text:span text:style-name="T2">()){</text:span></text:p>
      <text:p text:style-name="P8"><text:span text:style-name="T2"><text:s text:c="20"/></text:span><text:span text:style-name="T6">echo</text:span><text:span text:style-name="T2"> </text:span><text:span text:style-name="T5">"</text:span></text:p>
      <text:p text:style-name="P10"><text:s text:c="24"/>&lt;tr&gt;</text:p>
      <text:p text:style-name="P8"><text:span text:style-name="T5"><text:s text:c="28"/>&lt;td&gt;</text:span><text:span text:style-name="T9">{</text:span><text:span text:style-name="T3">$row</text:span><text:span text:style-name="T2">[</text:span><text:span text:style-name="T5">'sid'</text:span><text:span text:style-name="T2">]</text:span><text:span text:style-name="T9">}</text:span><text:span text:style-name="T5">&lt;/td&gt;</text:span></text:p>
      <text:p text:style-name="P8"><text:span text:style-name="T5"><text:s text:c="28"/>&lt;td&gt;</text:span><text:span text:style-name="T9">{</text:span><text:span text:style-name="T3">$row</text:span><text:span text:style-name="T2">[</text:span><text:span text:style-name="T5">'fname'</text:span><text:span text:style-name="T2">]</text:span><text:span text:style-name="T9">}</text:span><text:span text:style-name="T5">&lt;/td&gt;</text:span></text:p>
      <text:p text:style-name="P8"><text:span text:style-name="T5"><text:s text:c="28"/>&lt;td&gt;</text:span><text:span text:style-name="T9">{</text:span><text:span text:style-name="T3">$row</text:span><text:span text:style-name="T2">[</text:span><text:span text:style-name="T5">'lname'</text:span><text:span text:style-name="T2">]</text:span><text:span text:style-name="T9">}</text:span><text:span text:style-name="T5">&lt;/td&gt;</text:span></text:p>
      <text:p text:style-name="P8"><text:soft-page-break/><text:span text:style-name="T5"><text:s text:c="28"/>&lt;td&gt;&lt;a href='./delete.php?id=</text:span><text:span text:style-name="T9">{</text:span><text:span text:style-name="T3">$row</text:span><text:span text:style-name="T2">[</text:span><text:span text:style-name="T5">'sid'</text:span><text:span text:style-name="T2">]</text:span><text:span text:style-name="T9">}</text:span><text:span text:style-name="T5">'&gt;❌&lt;/a&gt; &lt;a href='./edit.php?id=</text:span><text:span text:style-name="T9">{</text:span><text:span text:style-name="T3">$row</text:span><text:span text:style-name="T2">[</text:span><text:span text:style-name="T5">'sid'</text:span><text:span text:style-name="T2">]</text:span><text:span text:style-name="T9">}</text:span><text:span text:style-name="T5">'&gt;✏️&lt;/a&gt;&lt;/td&gt;</text:span></text:p>
      <text:p text:style-name="P10"><text:s text:c="24"/>&lt;/tr&gt;</text:p>
      <text:p text:style-name="P8"><text:span text:style-name="T5"><text:s text:c="20"/>"</text:span><text:span text:style-name="T2">;</text:span></text:p>
      <text:p text:style-name="P8"><text:span text:style-name="T2"><text:s text:c="16"/>}</text:span><text:span text:style-name="T1"/></text:p>
      <text:p text:style-name="P8"><text:span text:style-name="T2"><text:s text:c="12"/>} </text:span><text:span text:style-name="T6">else</text:span><text:span text:style-name="T2">{</text:span></text:p>
      <text:p text:style-name="P8"><text:span text:style-name="T2"><text:s text:c="16"/></text:span><text:span text:style-name="T6">echo</text:span><text:span text:style-name="T2"> </text:span><text:span text:style-name="T5">"&lt;tr&gt;&lt;td colspan='4'&gt;&lt;center&gt;No records found.&lt;/center&gt;&lt;/td&gt;&lt;/tr&gt;"</text:span><text:span text:style-name="T2">;</text:span></text:p>
      <text:p text:style-name="P8"><text:span text:style-name="T2"><text:s text:c="12"/>}</text:span><text:span text:style-name="T1"/></text:p>
      <text:p text:style-name="P8"><text:span text:style-name="T2"><text:s text:c="8"/></text:span><text:span text:style-name="T8">?&gt;</text:span></text:p>
      <text:p text:style-name="P6"><text:s text:c="4"/>&lt;/table&gt;</text:p>
      <text:p text:style-name="P6">&lt;/body&gt;</text:p>
      <text:p text:style-name="P6">&lt;/html&gt;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6">CREATE</text:span><text:span text:style-name="T11"> </text:span><text:span text:style-name="T6">TABLE</text:span><text:span text:style-name="T11"> </text:span><text:span text:style-name="T6">IF</text:span><text:span text:style-name="T11"> </text:span><text:span text:style-name="T6">NOT</text:span><text:span text:style-name="T11"> </text:span><text:span text:style-name="T6">EXISTS</text:span><text:span text:style-name="T11"> </text:span><text:span text:style-name="T2">smsdb</text:span><text:span text:style-name="T11"> </text:span><text:span text:style-name="T2">(</text:span></text:p>
      <text:p text:style-name="P12"><text:span text:style-name="T11"><text:s text:c="4"/></text:span><text:span text:style-name="T2">sid</text:span><text:span text:style-name="T11"> </text:span><text:span text:style-name="T10">INT</text:span><text:span text:style-name="T11"> </text:span><text:span text:style-name="T6">PRIMARY</text:span><text:span text:style-name="T11"> </text:span><text:span text:style-name="T6">KEY</text:span><text:span text:style-name="T2">,</text:span></text:p>
      <text:p text:style-name="P12"><text:span text:style-name="T11"><text:s text:c="4"/></text:span><text:span text:style-name="T2">fname</text:span><text:span text:style-name="T11"> </text:span><text:span text:style-name="T10">text</text:span><text:span text:style-name="T2">,</text:span></text:p>
      <text:p text:style-name="P12"><text:span text:style-name="T11"><text:s text:c="4"/></text:span><text:span text:style-name="T2">lname</text:span><text:span text:style-name="T11"> </text:span><text:span text:style-name="T10">text</text:span></text:p>
      <text:p text:style-name="P13"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20:29:21.441000000</meta:creation-date>
    <dc:date>2024-11-08T20:33:03.331000000</dc:date>
    <meta:editing-duration>PT3M42S</meta:editing-duration>
    <meta:editing-cycles>1</meta:editing-cycles>
    <meta:document-statistic meta:table-count="0" meta:image-count="0" meta:object-count="0" meta:page-count="6" meta:paragraph-count="184" meta:word-count="438" meta:character-count="5055" meta:non-whitespace-character-count="3489"/>
    <meta:generator>LibreOffice/24.8.2.1$Windows_X86_64 LibreOffice_project/0f794b6e29741098670a3b95d60478a65d05ef13</meta:generator>
  </office:meta>
</office:document-meta>
</file>